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padding="0.0291in" fo:border-left="none" fo:border-right="none" fo:border-top="none" fo:border-bottom="0.06pt solid #000000" style:join-border="false"/>
    </style:style>
    <style:style style:name="P2" style:family="paragraph" style:parent-style-name="Standard">
      <style:text-properties officeooo:paragraph-rsid="001d566a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in" fo:margin-bottom="0in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Progressive Web Apps are:</text:p>
      <text:list xml:id="list4892567302495537856" text:style-name="L1">
        <text:list-item>
          <text:p text:style-name="P4"><text:span text:style-name="Strong_20_Emphasis">Progressive</text:span> - Work for every user, regardless of browser choice because they’re built with progressive enhancement as a core tenet.</text:p>
        </text:list-item>
        <text:list-item>
          <text:p text:style-name="P4"><text:span text:style-name="Strong_20_Emphasis">Responsive</text:span> - Fit any form factor: desktop, mobile, tablet, or whatever is next.</text:p>
        </text:list-item>
        <text:list-item>
          <text:p text:style-name="P4"><text:span text:style-name="Strong_20_Emphasis">Connectivity independent</text:span> - Enhanced with service workers to work offline or on low quality networks.</text:p>
        </text:list-item>
        <text:list-item>
          <text:p text:style-name="P4"><text:span text:style-name="Strong_20_Emphasis">App-like</text:span> - Feel like an app to the user with app-style interactions and navigation because they’re built on the app shell model.</text:p>
        </text:list-item>
        <text:list-item>
          <text:p text:style-name="P4"><text:span text:style-name="Strong_20_Emphasis">Fresh</text:span> - Always up-to-date thanks to the service worker update process.</text:p>
        </text:list-item>
        <text:list-item>
          <text:p text:style-name="P4"><text:span text:style-name="Strong_20_Emphasis">Safe</text:span> - Served via HTTPS to prevent snooping and ensure content hasn’t been tampered with.</text:p>
        </text:list-item>
        <text:list-item>
          <text:p text:style-name="P4"><text:span text:style-name="Strong_20_Emphasis">Discoverable</text:span> - Are identifiable as “applications” thanks to W3C manifests and service worker registration scope allowing search engines to find them.</text:p>
        </text:list-item>
        <text:list-item>
          <text:p text:style-name="P4"><text:span text:style-name="Strong_20_Emphasis">Re-engageable</text:span> - Make re-engagement easy through features like push notifications.</text:p>
        </text:list-item>
        <text:list-item>
          <text:p text:style-name="P4"><text:span text:style-name="Strong_20_Emphasis">Installable</text:span> - Allow users to “keep” apps they find most useful on their home screen without the hassle of an app store.</text:p>
        </text:list-item>
        <text:list-item>
          <text:p text:style-name="P3"><text:span text:style-name="Strong_20_Emphasis">Linkable</text:span> - Easily share via URL and not require complex installation.</text:p>
        </text:list-item>
      </text:list>
      <text:p text:style-name="P1"/>
      <text:p text:style-name="Standard"/>
      <text:p text:style-name="Standard">In this getting started guide, you're going to build a Weather Web App using Progressive Web App techniques.</text:p>
      <text:p text:style-name="Standard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1T14:58:25.275357762</meta:creation-date>
    <meta:editing-duration>PT4M13S</meta:editing-duration>
    <meta:editing-cycles>2</meta:editing-cycles>
    <meta:generator>LibreOffice/5.1.4.2$Linux_X86_64 LibreOffice_project/10m0$Build-2</meta:generator>
    <dc:date>2016-07-01T15:02:31.349049106</dc:date>
    <meta:document-statistic meta:table-count="0" meta:image-count="0" meta:object-count="0" meta:page-count="1" meta:paragraph-count="12" meta:word-count="192" meta:character-count="1158" meta:non-whitespace-character-count="988"/>
  </office:meta>
</office:document-meta>
</file>